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ellipse draw:style-name="gr1" draw:text-style-name="P1" draw:layer="layout" svg:width="5cm" svg:height="3.2cm" svg:x="5.1cm" svg:y="7.5cm">
          <text:p text:style-name="P1">帧中继</text:p>
          <text:p text:style-name="P1">网络</text:p>
        </draw:ellipse>
        <draw:ellipse draw:style-name="gr1" draw:text-style-name="P1" draw:layer="layout" svg:width="5cm" svg:height="3.2cm" svg:x="11.7cm" svg:y="7.4cm">
          <text:p text:style-name="P1">帧中继</text:p>
          <text:p text:style-name="P1">网络</text:p>
        </draw:ellipse>
        <draw:ellipse draw:style-name="gr1" draw:text-style-name="P1" draw:layer="layout" svg:width="5cm" svg:height="3.2cm" svg:x="18.4cm" svg:y="7.4cm">
          <text:p text:style-name="P1">帧中继</text:p>
          <text:p text:style-name="P1">网络</text:p>
        </draw:ellipse>
        <draw:rect draw:style-name="gr1" draw:text-style-name="P1" xml:id="id4" draw:id="id4" draw:layer="layout" svg:width="2cm" svg:height="1.6cm" svg:x="1cm" svg:y="8.6cm">
          <text:p text:style-name="P1">用户</text:p>
        </draw:rect>
        <draw:rect draw:style-name="gr1" draw:text-style-name="P1" xml:id="id5" draw:id="id5" draw:layer="layout" svg:width="2cm" svg:height="1.6cm" svg:x="26.1cm" svg:y="8.5cm">
          <text:p text:style-name="P1">用户</text:p>
        </draw:rect>
        <draw:rect draw:style-name="gr2" draw:text-style-name="P1" xml:id="id1" draw:id="id1" draw:layer="layout" svg:width="6.5cm" svg:height="8.2cm" svg:x="4.3cm" svg:y="5.2cm">
          <text:p/>
        </draw:rect>
        <draw:rect draw:style-name="gr2" draw:text-style-name="P1" xml:id="id2" draw:id="id2" draw:layer="layout" svg:width="6.6cm" svg:height="8.2cm" svg:x="10.8cm" svg:y="5.2cm">
          <text:p/>
        </draw:rect>
        <draw:rect draw:style-name="gr2" draw:text-style-name="P1" xml:id="id3" draw:id="id3" draw:layer="layout" svg:width="6.6cm" svg:height="8.2cm" svg:x="17.4cm" svg:y="5.2cm">
          <text:p/>
        </draw:rect>
        <draw:frame draw:style-name="gr3" draw:layer="layout" svg:width="5.123cm" svg:height="1.072cm" svg:x="4.9cm" svg:y="4cm">
          <draw:text-box>
            <text:p>PVC永久虚链路</text:p>
          </draw:text-box>
        </draw:frame>
        <draw:frame draw:style-name="gr3" draw:layer="layout" svg:width="5.123cm" svg:height="1.072cm" svg:x="18.1cm" svg:y="3.928cm">
          <draw:text-box>
            <text:p>PVC永久虚链路</text:p>
          </draw:text-box>
        </draw:frame>
        <draw:frame draw:style-name="gr3" draw:layer="layout" svg:width="6.557cm" svg:height="1.072cm" svg:x="10.8cm" svg:y="3.928cm">
          <draw:text-box>
            <text:p>多个PVC永久虚链路</text:p>
          </draw:text-box>
        </draw:frame>
        <draw:connector draw:style-name="gr4" draw:text-style-name="P1" draw:layer="layout" draw:line-skew="1.699cm" svg:x1="7.55cm" svg:y1="13.4cm" svg:x2="14.1cm" svg:y2="13.4cm" draw:start-shape="id1" draw:start-glue-point="2" draw:end-shape="id2" svg:d="M7550 13400v2200h6550v-2200">
          <text:p/>
        </draw:connector>
        <draw:connector draw:style-name="gr5" draw:text-style-name="P1" draw:layer="layout" draw:line-skew="1.699cm" svg:x1="14.1cm" svg:y1="13.4cm" svg:x2="20.7cm" svg:y2="13.4cm" draw:start-shape="id2" draw:start-glue-point="2" draw:end-shape="id3" draw:end-glue-point="2" svg:d="M14100 13400v2200h6600v-2200">
          <text:p/>
        </draw:connector>
        <draw:connector draw:style-name="gr1" draw:text-style-name="P1" draw:layer="layout" svg:x1="3cm" svg:y1="9.4cm" svg:x2="4.3cm" svg:y2="9.3cm" draw:start-shape="id4" draw:start-glue-point="1" draw:end-shape="id1" draw:end-glue-point="3" svg:d="M3000 9400h650v-100h650">
          <text:p text:style-name="P1">UNI</text:p>
        </draw:connector>
        <draw:connector draw:style-name="gr1" draw:text-style-name="P1" draw:layer="layout" svg:x1="26.1cm" svg:y1="9.3cm" svg:x2="24cm" svg:y2="9.3cm" draw:start-shape="id5" draw:start-glue-point="3" draw:end-shape="id3" draw:end-glue-point="1" svg:d="M26100 9300h-2100">
          <text:p text:style-name="P1">UNl</text:p>
        </draw:connector>
        <draw:frame draw:style-name="gr3" draw:text-style-name="P2" draw:layer="layout" svg:width="7.488cm" svg:height="1.916cm" svg:x="1.212cm" svg:y="16.284cm">
          <draw:text-box>
            <text:p text:style-name="P2"><text:span text:style-name="T1">数据连接标识符</text:span><text:span text:style-name="T1">DLCI</text:span></text:p>
            <text:p text:style-name="P2"><text:span text:style-name="T1">（</text:span><text:span text:style-name="T1">Data Link Connection Identifiter</text:span><text:span text:style-name="T1">）</text:span></text:p>
            <text:p text:style-name="P2"><text:span text:style-name="T1">作为区别不同虚链路的编号</text:span></text:p>
          </draw:text-box>
        </draw:frame>
        <draw:frame draw:style-name="gr3" draw:layer="layout" svg:width="1.594cm" svg:height="0.963cm" svg:x="17cm" svg:y="14.037cm">
          <draw:text-box>
            <text:p>NNI</text:p>
          </draw:text-box>
        </draw:frame>
        <draw:frame draw:style-name="gr3" draw:layer="layout" svg:width="2.475cm" svg:height="0.963cm" svg:x="6.4cm" svg:y="11.8cm">
          <draw:text-box>
            <text:p>DLCI 1</text:p>
          </draw:text-box>
        </draw:frame>
        <draw:frame draw:style-name="gr3" draw:layer="layout" svg:width="2.475cm" svg:height="0.963cm" svg:x="12.6cm" svg:y="11.737cm">
          <draw:text-box>
            <text:p>DLCI 2</text:p>
          </draw:text-box>
        </draw:frame>
        <draw:frame draw:style-name="gr3" draw:layer="layout" svg:width="2.475cm" svg:height="0.963cm" svg:x="19.725cm" svg:y="11.7cm">
          <draw:text-box>
            <text:p>DLCI 3</text:p>
          </draw:text-box>
        </draw:frame>
        <draw:frame draw:style-name="gr6" draw:text-style-name="P3" draw:layer="layout" svg:width="6.523cm" svg:height="2.39cm" svg:x="21.677cm" svg:y="14.4cm">
          <draw:text-box>
            <text:p text:style-name="P3"><text:span text:style-name="T1">NNI </text:span><text:span text:style-name="T1">（网络与网络的统一接口）</text:span></text:p>
            <text:p text:style-name="P3">Net – Net link </text:p>
            <text:p text:style-name="P3"><text:span text:style-name="T2">两个网络间通过生成的</text:span><text:span text:style-name="T2">DLCI</text:span><text:span text:style-name="T2">表进行连接</text:span></text:p>
          </draw:text-box>
        </draw:frame>
        <draw:frame draw:style-name="gr3" draw:layer="layout" svg:width="1.594cm" svg:height="0.963cm" svg:x="10.106cm" svg:y="13.937cm">
          <draw:text-box>
            <text:p>NNI</text:p>
          </draw:text-box>
        </draw:frame>
        <draw:frame draw:style-name="gr6" draw:text-style-name="P3" draw:layer="layout" svg:width="6.523cm" svg:height="1.28cm" svg:x="21.777cm" svg:y="17.42cm">
          <draw:text-box>
            <text:p text:style-name="P3"><text:span text:style-name="T1">UNI </text:span><text:span text:style-name="T1">（用户与网络的统一接口）</text:span></text:p>
            <text:p text:style-name="P3">User – Net lin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周 宇斌</meta:initial-creator>
    <meta:creation-date>2023-05-28T17:39:05.21</meta:creation-date>
    <dc:date>2023-05-28T18:01:58.46</dc:date>
    <dc:creator>周 宇斌</dc:creator>
    <meta:editing-duration>PT6M18S</meta:editing-duration>
    <meta:editing-cycles>1</meta:editing-cycles>
    <meta:document-statistic meta:object-count="23"/>
    <meta:generator>OpenOffice/4.1.14$Win32 OpenOffice.org_project/4114m1$Build-9811</meta:generator>
  </office:meta>
</office:document-meta>
</file>